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Actividad 2: CSS</text:span></text:span></text:p>
      <text:p text:style-name="Text_20_body"><text:span text:style-name="Strong_20_Emphasis">Entrega 28/04/2023</text:span>:<text:line-break/>Adjuntarlo DESDE LA ACTIVIDAD al finalizar.<text:line-break/>Si lo realizan de a dos mencionarlo (al final del documento).<text:line-break/>Comprimir la/s pagina, si tiene recursos adicionales incluirlo.</text:p>
      <text:p text:style-name="Text_20_body">Tomando como referencia la <text:span text:style-name="Strong_20_Emphasis">Actividad 1:HTML</text:span> generar dos nuevos proyectos para agregarles estilos con CSS.<text:line-break/>(Pueden utilizar otro texto/contenido )</text:p>
      <text:p text:style-name="Text_20_body"><text:span text:style-name="Strong_20_Emphasis">Proyecto CSS 1: Archivo Propio</text:span><text:line-break/>-Utilizar una hoja de estilo alojada en la misma carpeta del proyecto, enlazarla de forma local.<text:line-break/>-Utilizar al menos 4 selectores de etiquetas<text:line-break/>-Utilizar al menos 2 selectores de clase<text:line-break/>-Utilizar al menos 1 selector Descendente<text:line-break/>-Los estilos aplicados a dicho selectores es libre elección (fondos,colores, fuentes, tamaños,etc)</text:p>
      <text:p text:style-name="Text_20_body"><text:span text:style-name="Strong_20_Emphasis">Proyecto CSS 2: Boostrap</text:span><text:line-break/>-Usar una hoja de estilos con un enlace externo con Boostrap <text:line-break/>-Los elementos de la pagina deben ser responsivos con la grilla de Boostrap en dos resoluciones de pantalla distintas<text:line-break/>-Agregar un nav <text:line-break/>-Agregar un footer <text:line-break/>-Utilizar al menos una CARD`s.<text:line-break/>-Agregar un formulario de contacto (campo nombre, email, mensaje, un botón Enviar)</text:p>
      <text:p text:style-name="Text_20_body"><text:span text:style-name="Strong_20_Emphasis">Referencias</text:span>:<text:line-break/><text:span text:style-name="T1">Boostrap</text:span><text:line-break/><text:a xlink:type="simple" xlink:href="https://getbootstrap.com/" office:target-frame-name="_blank" xlink:show="new" text:style-name="Internet_20_link" text:visited-style-name="Visited_20_Internet_20_Link">https://getbootstrap.com/</text:a><text:line-break/><text:span text:style-name="T1">Documentacion</text:span> <text:line-break/><text:a xlink:type="simple" xlink:href="https://getbootstrap.com/docs/5.3/getting-started/introduction/" office:target-frame-name="_blank" xlink:show="new" text:style-name="Internet_20_link" text:visited-style-name="Visited_20_Internet_20_Link">https://getbootstrap.com/docs/5.3/getting-started/introduction/</text:a><text:line-break/><text:span text:style-name="T1">Sistema de Grilla</text:span> <text:line-break/><text:a xlink:type="simple" xlink:href="https://getbootstrap.com/docs/5.3/layout/grid/" office:target-frame-name="_blank" xlink:show="new" text:style-name="Internet_20_link" text:visited-style-name="Visited_20_Internet_20_Link">https://getbootstrap.com/docs/5.3/layout/grid/</text:a><text:line-break/><text:a xlink:type="simple" xlink:href="https://getbootstrap.com/docs/5.3/layout/css-grid/#how-it-works" office:target-frame-name="_blank" xlink:show="new" text:style-name="Internet_20_link" text:visited-style-name="Visited_20_Internet_20_Link">https://getbootstrap.com/docs/5.3/layout/css-grid/#how-it-work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5:00:14.372145903</meta:creation-date>
    <dc:date>2023-04-26T15:00:50.337905530</dc:date>
    <meta:editing-duration>PT36S</meta:editing-duration>
    <meta:editing-cycles>1</meta:editing-cycles>
    <meta:document-statistic meta:table-count="0" meta:image-count="0" meta:object-count="0" meta:page-count="1" meta:paragraph-count="6" meta:word-count="170" meta:character-count="1315" meta:non-whitespace-character-count="1146"/>
    <meta:generator>LibreOffice/7.3.7.2$Linux_X86_64 LibreOffice_project/30$Build-2</meta:generator>
  </office:meta>
</office:document-meta>
</file>